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4.251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2.819cm" fo:break-before="auto" style:use-optimal-row-height="false"/>
    </style:style>
    <style:style style:name="ta1" style:family="table" style:master-page-name="PageStyle_5f_200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88cm solid #000000" fo:border-right="0.088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5f_BuiltIn_5f_Comma" style:data-style-name="N11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Comma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Comma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4"/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02cm solid #000000"/>
    </style:style>
    <style:style style:name="ce43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2003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7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30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3" table:number-columns-repeated="6"/>
          <table:table-cell table:style-name="ce40" table:number-columns-repeated="1017"/>
          <table:table-cell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ARGENTINA</text:p>
          </table:table-cell>
          <table:table-cell table:style-name="ce20" office:value-type="string">
            <text:p>BG COMGAS</text:p>
          </table:table-cell>
          <table:table-cell table:style-name="ce20" office:value-type="string">
            <text:p>CUIABA</text:p>
          </table:table-cell>
          <table:table-cell table:style-name="ce20" office:value-type="string">
            <text:p>GSA</text:p>
          </table:table-cell>
          <table:table-cell table:style-name="ce28" office:value-type="string">
            <text:p>MERCADO </text:p>
            <text:p>INTERNO</text:p>
          </table:table-cell>
          <table:table-cell table:style-name="ce35" office:value-type="string">
            <text:p>TOTAL GN</text:p>
          </table:table-cell>
          <table:table-cell table:style-name="ce41" table:number-columns-repeated="1017"/>
          <table:table-cell/>
        </table:table-row>
        <table:table-row table:style-name="ro1">
          <table:table-cell table:style-name="ce5" office:value-type="string" table:number-columns-spanned="6" table:number-rows-spanned="1">
            <text:p>(EN MMBTU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41" table:number-columns-repeated="1017"/>
          <table:table-cell/>
        </table:table-row>
        <table:table-row table:style-name="ro1">
          <table:table-cell table:style-name="ce6" office:value-type="float" office:value="316744">
            <text:p><text:s/>316.744,00 <text:s text:c="3"/></text:p>
          </table:table-cell>
          <table:table-cell table:style-name="ce21" office:value-type="float" office:value="267750.1">
            <text:p><text:s/>267.750,10 <text:s text:c="3"/></text:p>
          </table:table-cell>
          <table:table-cell table:style-name="ce21" office:value-type="float" office:value="1284193.5">
            <text:p><text:s/>1.284.193,50 <text:s text:c="3"/></text:p>
          </table:table-cell>
          <table:table-cell table:style-name="ce21" office:value-type="float" office:value="13414492.4">
            <text:p><text:s/>13.414.492,40 <text:s text:c="3"/></text:p>
          </table:table-cell>
          <table:table-cell table:style-name="ce29" office:value-type="float" office:value="3290890.968">
            <text:p><text:s/>3.290.890,97 <text:s text:c="3"/></text:p>
          </table:table-cell>
          <table:table-cell table:style-name="ce36" table:formula="of:=+[.A7]+[.B7]+[.C7]+[.D7]+[.E7]" office:value-type="float" office:value="18574070.968">
            <text:p><text:s/>18.574.070,97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33710">
            <text:p><text:s/>333.710,00 <text:s text:c="3"/></text:p>
          </table:table-cell>
          <table:table-cell table:style-name="ce22" office:value-type="float" office:value="264362.2">
            <text:p><text:s/>264.362,20 <text:s text:c="3"/></text:p>
          </table:table-cell>
          <table:table-cell office:value-type="float" office:value="786921.8">
            <text:p><text:s/>786.921,80 <text:s text:c="3"/></text:p>
          </table:table-cell>
          <table:table-cell office:value-type="float" office:value="12006690.1">
            <text:p><text:s/>12.006.690,10 <text:s text:c="3"/></text:p>
          </table:table-cell>
          <table:table-cell table:style-name="ce30" office:value-type="float" office:value="2974274.99">
            <text:p><text:s/>2.974.274,99 <text:s text:c="3"/></text:p>
          </table:table-cell>
          <table:table-cell table:style-name="ce37" table:formula="of:=+[.A8]+[.B8]+[.C8]+[.D8]+[.E8]" office:value-type="float" office:value="16365959.09">
            <text:p><text:s/>16.365.959,09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72438">
            <text:p><text:s/>372.438,00 <text:s text:c="3"/></text:p>
          </table:table-cell>
          <table:table-cell table:style-name="ce22"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table:style-name="ce30" office:value-type="float" office:value="2827812.61">
            <text:p><text:s/>2.827.812,61 <text:s text:c="3"/></text:p>
          </table:table-cell>
          <table:table-cell table:style-name="ce37" table:formula="of:=+[.A9]+[.B9]+[.C9]+[.D9]+[.E9]" office:value-type="float" office:value="17844017.91">
            <text:p><text:s/>17.844.017,9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58874">
            <text:p><text:s/>358.874,00 <text:s text:c="3"/></text:p>
          </table:table-cell>
          <table:table-cell table:style-name="ce22"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table:style-name="ce30" office:value-type="float" office:value="3328428.89">
            <text:p><text:s/>3.328.428,89 <text:s text:c="3"/></text:p>
          </table:table-cell>
          <table:table-cell table:style-name="ce37" table:formula="of:=+[.A10]+[.B10]+[.C10]+[.D10]+[.E10]" office:value-type="float" office:value="18497108.89">
            <text:p><text:s/>18.497.108,89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66188">
            <text:p><text:s/>366.188,00 <text:s text:c="3"/></text:p>
          </table:table-cell>
          <table:table-cell table:style-name="ce22"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table:style-name="ce30" office:value-type="float" office:value="4206230.43">
            <text:p><text:s/>4.206.230,43 <text:s text:c="3"/></text:p>
          </table:table-cell>
          <table:table-cell table:style-name="ce37" table:formula="of:=+[.A11]+[.B11]+[.C11]+[.D11]+[.E11]" office:value-type="float" office:value="20173123.93">
            <text:p><text:s/>20.173.123,93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46680">
            <text:p><text:s/>346.680,00 <text:s text:c="3"/></text:p>
          </table:table-cell>
          <table:table-cell table:style-name="ce22"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table:style-name="ce30" office:value-type="float" office:value="4272561.457">
            <text:p><text:s/>4.272.561,46 <text:s text:c="3"/></text:p>
          </table:table-cell>
          <table:table-cell table:style-name="ce37" table:formula="of:=+[.A12]+[.B12]+[.C12]+[.D12]+[.E12]" office:value-type="float" office:value="22288544.257">
            <text:p><text:s/>22.288.544,26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11506">
            <text:p><text:s/>311.506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table:style-name="ce30" office:value-type="float" office:value="4379057.509">
            <text:p><text:s/>4.379.057,51 <text:s text:c="3"/></text:p>
          </table:table-cell>
          <table:table-cell table:style-name="ce37" table:formula="of:=+[.A13]+[.B13]+[.C13]+[.D13]+[.E13]" office:value-type="float" office:value="23120104.009">
            <text:p><text:s/>23.120.104,0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286025">
            <text:p><text:s/>286.025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1934338.6">
            <text:p><text:s/>1.934.338,60 <text:s text:c="3"/></text:p>
          </table:table-cell>
          <table:table-cell office:value-type="float" office:value="15756657.8">
            <text:p><text:s/>15.756.657,80 <text:s text:c="3"/></text:p>
          </table:table-cell>
          <table:table-cell table:style-name="ce30" office:value-type="float" office:value="4545164.804">
            <text:p><text:s/>4.545.164,80 <text:s text:c="3"/></text:p>
          </table:table-cell>
          <table:table-cell table:style-name="ce37" table:formula="of:=+[.A14]+[.B14]+[.C14]+[.D14]+[.E14]" office:value-type="float" office:value="22522186.204">
            <text:p><text:s/>22.522.186,20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255861">
            <text:p><text:s/>255.861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1114214.3">
            <text:p><text:s/>1.114.214,30 <text:s text:c="3"/></text:p>
          </table:table-cell>
          <table:table-cell office:value-type="float" office:value="15557257.7">
            <text:p><text:s/>15.557.257,70 <text:s text:c="3"/></text:p>
          </table:table-cell>
          <table:table-cell table:style-name="ce30" office:value-type="float" office:value="4477525.476">
            <text:p><text:s/>4.477.525,48 <text:s text:c="3"/></text:p>
          </table:table-cell>
          <table:table-cell table:style-name="ce37" table:formula="of:=+[.A15]+[.B15]+[.C15]+[.D15]+[.E15]" office:value-type="float" office:value="21404858.476">
            <text:p><text:s/>21.404.858,48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191153">
            <text:p><text:s/>191.153,00 <text:s text:c="3"/></text:p>
          </table:table-cell>
          <table:table-cell table:style-name="ce22" office:value-type="float" office:value="729884.7">
            <text:p><text:s/>729.884,70 <text:s text:c="3"/></text:p>
          </table:table-cell>
          <table:table-cell office:value-type="float" office:value="1927491.1">
            <text:p><text:s/>1.927.491,10 <text:s text:c="3"/></text:p>
          </table:table-cell>
          <table:table-cell office:value-type="float" office:value="17985686.4">
            <text:p><text:s/>17.985.686,40 <text:s text:c="3"/></text:p>
          </table:table-cell>
          <table:table-cell table:style-name="ce30" office:value-type="float" office:value="4422574.108">
            <text:p><text:s/>4.422.574,11 <text:s text:c="3"/></text:p>
          </table:table-cell>
          <table:table-cell table:style-name="ce37" table:formula="of:=+[.A16]+[.B16]+[.C16]+[.D16]+[.E16]" office:value-type="float" office:value="25256789.308">
            <text:p><text:s/>25.256.789,3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136804">
            <text:p><text:s/>136.804,00 <text:s text:c="3"/></text:p>
          </table:table-cell>
          <table:table-cell table:style-name="ce22" office:value-type="float" office:value="394162.1">
            <text:p><text:s/>394.162,10 <text:s text:c="3"/></text:p>
          </table:table-cell>
          <table:table-cell office:value-type="float" office:value="2480697.6">
            <text:p><text:s/>2.480.697,60 <text:s text:c="3"/></text:p>
          </table:table-cell>
          <table:table-cell office:value-type="float" office:value="18821569.4">
            <text:p><text:s/>18.821.569,40 <text:s text:c="3"/></text:p>
          </table:table-cell>
          <table:table-cell table:style-name="ce30" office:value-type="float" office:value="4608171.831">
            <text:p><text:s/>4.608.171,83 <text:s text:c="3"/></text:p>
          </table:table-cell>
          <table:table-cell table:style-name="ce37" table:formula="of:=+[.A17]+[.B17]+[.C17]+[.D17]+[.E17]" office:value-type="float" office:value="26441404.931">
            <text:p><text:s/>26.441.404,93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72438">
            <text:p><text:s/>372.438,00 <text:s text:c="3"/></text:p>
          </table:table-cell>
          <table:table-cell table:style-name="ce22"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table:style-name="ce30" office:value-type="float" office:value="2827812.61">
            <text:p><text:s/>2.827.812,61 <text:s text:c="3"/></text:p>
          </table:table-cell>
          <table:table-cell table:style-name="ce37" table:formula="of:=+[.A18]+[.B18]+[.C18]+[.D18]+[.E18]" office:value-type="float" office:value="17844017.91">
            <text:p><text:s/>17.844.017,9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58874">
            <text:p><text:s/>358.874,00 <text:s text:c="3"/></text:p>
          </table:table-cell>
          <table:table-cell table:style-name="ce22"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table:style-name="ce30" office:value-type="float" office:value="3328428.89">
            <text:p><text:s/>3.328.428,89 <text:s text:c="3"/></text:p>
          </table:table-cell>
          <table:table-cell table:style-name="ce37" table:formula="of:=+[.A19]+[.B19]+[.C19]+[.D19]+[.E19]" office:value-type="float" office:value="18497108.89">
            <text:p><text:s/>18.497.108,89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66188">
            <text:p><text:s/>366.188,00 <text:s text:c="3"/></text:p>
          </table:table-cell>
          <table:table-cell table:style-name="ce22"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table:style-name="ce30" office:value-type="float" office:value="4206230.43">
            <text:p><text:s/>4.206.230,43 <text:s text:c="3"/></text:p>
          </table:table-cell>
          <table:table-cell table:style-name="ce37" table:formula="of:=+[.A20]+[.B20]+[.C20]+[.D20]+[.E20]" office:value-type="float" office:value="20173123.93">
            <text:p><text:s/>20.173.123,93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46680">
            <text:p><text:s/>346.680,00 <text:s text:c="3"/></text:p>
          </table:table-cell>
          <table:table-cell table:style-name="ce22"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table:style-name="ce30" office:value-type="float" office:value="4272561.457">
            <text:p><text:s/>4.272.561,46 <text:s text:c="3"/></text:p>
          </table:table-cell>
          <table:table-cell table:style-name="ce37" table:formula="of:=+[.A21]+[.B21]+[.C21]+[.D21]+[.E21]" office:value-type="float" office:value="22288544.257">
            <text:p><text:s/>22.288.544,26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311506">
            <text:p><text:s/>311.506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table:style-name="ce30" office:value-type="float" office:value="4379057.509">
            <text:p><text:s/>4.379.057,51 <text:s text:c="3"/></text:p>
          </table:table-cell>
          <table:table-cell table:style-name="ce37" table:formula="of:=+[.A22]+[.B22]+[.C22]+[.D22]+[.E22]" office:value-type="float" office:value="23120104.009">
            <text:p><text:s/>23.120.104,0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286025">
            <text:p><text:s/>286.025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1934338.6">
            <text:p><text:s/>1.934.338,60 <text:s text:c="3"/></text:p>
          </table:table-cell>
          <table:table-cell office:value-type="float" office:value="15756657.8">
            <text:p><text:s/>15.756.657,80 <text:s text:c="3"/></text:p>
          </table:table-cell>
          <table:table-cell table:style-name="ce30" office:value-type="float" office:value="4545164.804">
            <text:p><text:s/>4.545.164,80 <text:s text:c="3"/></text:p>
          </table:table-cell>
          <table:table-cell table:style-name="ce37" table:formula="of:=+[.A23]+[.B23]+[.C23]+[.D23]+[.E23]" office:value-type="float" office:value="22522186.204">
            <text:p><text:s/>22.522.186,20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255861">
            <text:p><text:s/>255.861,00 <text:s text:c="3"/></text:p>
          </table:table-cell>
          <table:table-cell table:style-name="ce22" office:value-type="float" office:value="0">
            <text:p><text:s/>- <text:s text:c="5"/></text:p>
          </table:table-cell>
          <table:table-cell office:value-type="float" office:value="1114214.3">
            <text:p><text:s/>1.114.214,30 <text:s text:c="3"/></text:p>
          </table:table-cell>
          <table:table-cell office:value-type="float" office:value="15557257.7">
            <text:p><text:s/>15.557.257,70 <text:s text:c="3"/></text:p>
          </table:table-cell>
          <table:table-cell table:style-name="ce30" office:value-type="float" office:value="4477525.476">
            <text:p><text:s/>4.477.525,48 <text:s text:c="3"/></text:p>
          </table:table-cell>
          <table:table-cell table:style-name="ce37" table:formula="of:=+[.A24]+[.B24]+[.C24]+[.D24]+[.E24]" office:value-type="float" office:value="21404858.476">
            <text:p><text:s/>21.404.858,48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191153">
            <text:p><text:s/>191.153,00 <text:s text:c="3"/></text:p>
          </table:table-cell>
          <table:table-cell table:style-name="ce22" office:value-type="float" office:value="729884.7">
            <text:p><text:s/>729.884,70 <text:s text:c="3"/></text:p>
          </table:table-cell>
          <table:table-cell office:value-type="float" office:value="1927491.1">
            <text:p><text:s/>1.927.491,10 <text:s text:c="3"/></text:p>
          </table:table-cell>
          <table:table-cell office:value-type="float" office:value="17985686.4">
            <text:p><text:s/>17.985.686,40 <text:s text:c="3"/></text:p>
          </table:table-cell>
          <table:table-cell table:style-name="ce30" office:value-type="float" office:value="4422574.108">
            <text:p><text:s/>4.422.574,11 <text:s text:c="3"/></text:p>
          </table:table-cell>
          <table:table-cell table:style-name="ce37" table:formula="of:=+[.A25]+[.B25]+[.C25]+[.D25]+[.E25]" office:value-type="float" office:value="25256789.308">
            <text:p><text:s/>25.256.789,31 <text:s text:c="3"/></text:p>
          </table:table-cell>
          <table:table-cell table:number-columns-repeated="1018"/>
        </table:table-row>
        <table:table-row table:style-name="ro1">
          <table:table-cell table:style-name="ce7" office:value-type="float" office:value="136804">
            <text:p><text:s/>136.804,00 <text:s text:c="3"/></text:p>
          </table:table-cell>
          <table:table-cell table:style-name="ce22" office:value-type="float" office:value="394162.1">
            <text:p><text:s/>394.162,10 <text:s text:c="3"/></text:p>
          </table:table-cell>
          <table:table-cell office:value-type="float" office:value="2480697.6">
            <text:p><text:s/>2.480.697,60 <text:s text:c="3"/></text:p>
          </table:table-cell>
          <table:table-cell office:value-type="float" office:value="18821569.4">
            <text:p><text:s/>18.821.569,40 <text:s text:c="3"/></text:p>
          </table:table-cell>
          <table:table-cell table:style-name="ce30" office:value-type="float" office:value="4608171.831">
            <text:p><text:s/>4.608.171,83 <text:s text:c="3"/></text:p>
          </table:table-cell>
          <table:table-cell table:style-name="ce37" table:formula="of:=+[.A26]+[.B26]+[.C26]+[.D26]+[.E26]" office:value-type="float" office:value="26441404.931">
            <text:p><text:s/>26.441.404,93 <text:s text:c="3"/></text:p>
          </table:table-cell>
          <table:table-cell table:number-columns-repeated="1018"/>
        </table:table-row>
        <table:table-row table:style-name="ro1">
          <table:table-cell table:style-name="ce8" office:value-type="float" office:value="76232">
            <text:p><text:s/>76.232,00 <text:s text:c="3"/></text:p>
          </table:table-cell>
          <table:table-cell table:style-name="ce23" office:value-type="float" office:value="550794">
            <text:p><text:s/>550.794,00 <text:s text:c="3"/></text:p>
          </table:table-cell>
          <table:table-cell table:style-name="ce23" office:value-type="float" office:value="2201633.7">
            <text:p><text:s/>2.201.633,70 <text:s text:c="3"/></text:p>
          </table:table-cell>
          <table:table-cell table:style-name="ce23" office:value-type="float" office:value="17224140.1">
            <text:p><text:s/>17.224.140,10 <text:s text:c="3"/></text:p>
          </table:table-cell>
          <table:table-cell table:style-name="ce31" office:value-type="float" office:value="4001571.792">
            <text:p><text:s/>4.001.571,79 <text:s text:c="3"/></text:p>
          </table:table-cell>
          <table:table-cell table:style-name="ce38" table:formula="of:=+[.A27]+[.B27]+[.C27]+[.D27]+[.E27]" office:value-type="float" office:value="24054371.592">
            <text:p><text:s/>24.054.371,59 <text:s text:c="3"/></text:p>
          </table:table-cell>
          <table:table-cell table:number-columns-repeated="1018"/>
        </table:table-row>
        <table:table-row table:style-name="ro1">
          <table:table-cell table:style-name="ce9" table:formula="of:=SUM([.A7:.A27])" office:value-type="float" office:value="5977744">
            <text:p><text:s/>5.977.744,00 <text:s text:c="3"/></text:p>
          </table:table-cell>
          <table:table-cell table:style-name="ce24" table:formula="of:=SUM([.B7:.B27])" office:value-type="float" office:value="4047085.1">
            <text:p><text:s/>4.047.085,10 <text:s text:c="3"/></text:p>
          </table:table-cell>
          <table:table-cell table:style-name="ce24" table:formula="of:=SUM([.C7:.C27])" office:value-type="float" office:value="27602906.6">
            <text:p><text:s/>27.602.906,60 <text:s text:c="3"/></text:p>
          </table:table-cell>
          <table:table-cell table:style-name="ce24" table:formula="of:=SUM([.D7:.D27])" office:value-type="float" office:value="332061149.8">
            <text:p><text:s/>332.061.149,80 <text:s text:c="3"/></text:p>
          </table:table-cell>
          <table:table-cell table:style-name="ce32" table:formula="of:=SUM([.E7:.E27])" office:value-type="float" office:value="84401791.98">
            <text:p><text:s/>84.401.791,98 <text:s text:c="3"/></text:p>
          </table:table-cell>
          <table:table-cell table:style-name="ce39" table:formula="of:=SUM([.F7:.F27])" office:value-type="float" office:value="454090677.48">
            <text:p><text:s/>454.090.677,48 <text:s text:c="3"/></text:p>
          </table:table-cell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5">
          <table:table-cell table:style-name="ce3" table:number-columns-repeated="6"/>
          <table:table-cell table:number-columns-repeated="2"/>
          <table:table-cell table:style-name="ce43" office:value-type="string">
            <text:p>Totales en $US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6">
          <table:table-cell table:style-name="ce11" office:value-type="string">
            <text:p>ARGENTINA</text:p>
          </table:table-cell>
          <table:table-cell table:style-name="ce20" office:value-type="string">
            <text:p>BG COMGAS</text:p>
          </table:table-cell>
          <table:table-cell table:style-name="ce20" office:value-type="string">
            <text:p>CUIABA</text:p>
          </table:table-cell>
          <table:table-cell table:style-name="ce20" office:value-type="string">
            <text:p>GSA</text:p>
          </table:table-cell>
          <table:table-cell table:style-name="ce28" office:value-type="string">
            <text:p>MERCADO </text:p>
            <text:p>INTERNO</text:p>
            <text:p>PRECIO EN PUNTO </text:p>
            <text:p>DE FISCALIZACION</text:p>
          </table:table-cell>
          <table:table-cell table:style-name="Default"/>
          <table:table-cell table:style-name="ce11" office:value-type="string">
            <text:p>ARGENTINA</text:p>
          </table:table-cell>
          <table:table-cell table:style-name="ce20" office:value-type="string">
            <text:p>BG COMGAS</text:p>
          </table:table-cell>
          <table:table-cell table:style-name="ce20" office:value-type="string">
            <text:p>CUIABA</text:p>
          </table:table-cell>
          <table:table-cell table:style-name="ce20" office:value-type="string">
            <text:p>GSA</text:p>
          </table:table-cell>
          <table:table-cell table:style-name="ce28" office:value-type="string">
            <text:p>MERCADO </text:p>
            <text:p>INTERNO</text:p>
            <text:p>PRECIO EN PUNTO </text:p>
            <text:p>DE FISCALIZACION</text:p>
          </table:table-cell>
          <table:table-cell table:number-columns-repeated="1013"/>
        </table:table-row>
        <table:table-row table:style-name="ro1">
          <table:table-cell table:style-name="ce5" office:value-type="string" table:number-columns-spanned="5" table:number-rows-spanned="1">
            <text:p>(EN $US/MMBTU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Default"/>
          <table:table-cell table:style-name="ce42" table:number-columns-repeated="5"/>
          <table:table-cell table:number-columns-repeated="1013"/>
        </table:table-row>
        <table:table-row table:style-name="ro1">
          <table:table-cell table:style-name="ce12" office:value-type="float" office:value="0.6">
            <text:p><text:s/>0,6000 <text:s text:c="3"/></text:p>
          </table:table-cell>
          <table:table-cell table:style-name="ce25" office:value-type="float" office:value="1.762996">
            <text:p><text:s/>1,7630 <text:s text:c="3"/></text:p>
          </table:table-cell>
          <table:table-cell table:style-name="ce25" office:value-type="float" office:value="1.0605">
            <text:p><text:s/>1,0605 <text:s text:c="3"/></text:p>
          </table:table-cell>
          <table:table-cell table:style-name="ce25" office:value-type="float" office:value="1.70040000022662">
            <text:p><text:s/>1,7004 <text:s text:c="3"/></text:p>
          </table:table-cell>
          <table:table-cell table:style-name="ce33" office:value-type="float" office:value="1.62125172735328">
            <text:p><text:s/>1,6213 <text:s text:c="3"/></text:p>
          </table:table-cell>
          <table:table-cell table:style-name="Default"/>
          <table:table-cell table:style-name="ce42" table:formula="of:=[.A34]*[.A7]" office:value-type="float" office:value="190046.4">
            <text:p>190046,4</text:p>
          </table:table-cell>
          <table:table-cell table:style-name="ce42" table:formula="of:=[.B34]*[.B7]" office:value-type="float" office:value="472042.3552996">
            <text:p>472042,36</text:p>
          </table:table-cell>
          <table:table-cell table:style-name="ce42" table:formula="of:=[.C34]*[.C7]" office:value-type="float" office:value="1361887.20675">
            <text:p>1361887,21</text:p>
          </table:table-cell>
          <table:table-cell table:style-name="ce42" table:formula="of:=[.D34]*[.D7]" office:value-type="float" office:value="22810002.88">
            <text:p>22810002,88</text:p>
          </table:table-cell>
          <table:table-cell table:style-name="ce42" table:formula="of:=[.E34]*[.E7]" office:value-type="float" office:value="5335362.66640132">
            <text:p>5335362,67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70040000032982">
            <text:p><text:s/>1,7004 <text:s text:c="3"/></text:p>
          </table:table-cell>
          <table:table-cell table:style-name="ce34" office:value-type="float" office:value="1.1357344219315">
            <text:p><text:s/>1,1357 <text:s text:c="3"/></text:p>
          </table:table-cell>
          <table:table-cell table:style-name="Default"/>
          <table:table-cell table:style-name="ce42" table:formula="of:=[.A35]*[.A8]" office:value-type="float" office:value="200226">
            <text:p>200226</text:p>
          </table:table-cell>
          <table:table-cell table:style-name="ce42" table:formula="of:=[.B35]*[.B8]" office:value-type="float" office:value="368864.57766">
            <text:p>368864,58</text:p>
          </table:table-cell>
          <table:table-cell table:style-name="ce42" table:formula="of:=[.C35]*[.C8]" office:value-type="float" office:value="834530.5689">
            <text:p>834530,57</text:p>
          </table:table-cell>
          <table:table-cell table:style-name="ce42" table:formula="of:=[.D35]*[.D8]" office:value-type="float" office:value="20416175.85">
            <text:p>20416175,85</text:p>
          </table:table-cell>
          <table:table-cell table:style-name="ce42" table:formula="of:=[.E35]*[.E8]" office:value-type="float" office:value="3377986.48643296">
            <text:p>3377986,49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70157480336833">
            <text:p><text:s/>1,7016 <text:s text:c="3"/></text:p>
          </table:table-cell>
          <table:table-cell table:style-name="ce34" office:value-type="float" office:value="1.14785494616679">
            <text:p><text:s/>1,1479 <text:s text:c="3"/></text:p>
          </table:table-cell>
          <table:table-cell table:style-name="Default"/>
          <table:table-cell table:style-name="ce42" table:formula="of:=[.A36]*[.A18]" office:value-type="float" office:value="223462.8">
            <text:p>223462,8</text:p>
          </table:table-cell>
          <table:table-cell table:style-name="ce42" table:formula="of:=[.B36]*[.B18]" office:value-type="float" office:value="249021.56301">
            <text:p>249021,56</text:p>
          </table:table-cell>
          <table:table-cell table:style-name="ce42" table:formula="of:=[.C36]*[.C18]" office:value-type="float" office:value="69521.0775">
            <text:p>69521,08</text:p>
          </table:table-cell>
          <table:table-cell table:style-name="ce42" table:formula="of:=[.D36]*[.D18]" office:value-type="float" office:value="24502235.78">
            <text:p>24502235,78</text:p>
          </table:table-cell>
          <table:table-cell table:style-name="ce42" table:formula="of:=[.E36]*[.E18]" office:value-type="float" office:value="3245918.69122133">
            <text:p>3245918,69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96724676528235">
            <text:p><text:s/>1,9672 <text:s text:c="3"/></text:p>
          </table:table-cell>
          <table:table-cell table:style-name="ce34" office:value-type="float" office:value="1.05713508298336">
            <text:p><text:s/>1,0571 <text:s text:c="3"/></text:p>
          </table:table-cell>
          <table:table-cell table:style-name="Default"/>
          <table:table-cell table:style-name="ce42" table:formula="of:=[.A37]*[.A19]" office:value-type="float" office:value="215324.4">
            <text:p>215324,4</text:p>
          </table:table-cell>
          <table:table-cell table:style-name="ce42" table:formula="of:=[.B37]*[.B19]" office:value-type="float" office:value="12800.4822">
            <text:p>12800,48</text:p>
          </table:table-cell>
          <table:table-cell table:style-name="ce42" table:formula="of:=[.C37]*[.C19]" office:value-type="float" office:value="92630.75115">
            <text:p>92630,75</text:p>
          </table:table-cell>
          <table:table-cell table:style-name="ce42" table:formula="of:=[.D37]*[.D19]" office:value-type="float" office:value="28944663.7">
            <text:p>28944663,7</text:p>
          </table:table-cell>
          <table:table-cell table:style-name="ce42" table:formula="of:=[.E37]*[.E19]" office:value-type="float" office:value="3518598.95083437">
            <text:p>3518598,95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96343034901486">
            <text:p><text:s/>1,9634 <text:s text:c="3"/></text:p>
          </table:table-cell>
          <table:table-cell table:style-name="ce34" office:value-type="float" office:value="1.13794895491262">
            <text:p><text:s/>1,1379 <text:s text:c="3"/></text:p>
          </table:table-cell>
          <table:table-cell table:style-name="Default"/>
          <table:table-cell table:style-name="ce42" table:formula="of:=[.A38]*[.A20]" office:value-type="float" office:value="219712.8">
            <text:p>219712,8</text:p>
          </table:table-cell>
          <table:table-cell table:style-name="ce42" table:formula="of:=[.B38]*[.B20]" office:value-type="float" office:value="2879.75967">
            <text:p>2879,76</text:p>
          </table:table-cell>
          <table:table-cell table:style-name="ce42" table:formula="of:=[.C38]*[.C20]" office:value-type="float" office:value="551861.0811">
            <text:p>551861,08</text:p>
          </table:table-cell>
          <table:table-cell table:style-name="ce42" table:formula="of:=[.D38]*[.D20]" office:value-type="float" office:value="29605119.97">
            <text:p>29605119,97</text:p>
          </table:table-cell>
          <table:table-cell table:style-name="ce42" table:formula="of:=[.E38]*[.E20]" office:value-type="float" office:value="4786475.52194017">
            <text:p>4786475,52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2.00613985857801">
            <text:p><text:s/>2,0061 <text:s text:c="3"/></text:p>
          </table:table-cell>
          <table:table-cell table:style-name="ce34" office:value-type="float" office:value="1.13160704359954">
            <text:p><text:s/>1,1316 <text:s text:c="3"/></text:p>
          </table:table-cell>
          <table:table-cell table:style-name="Default"/>
          <table:table-cell table:style-name="ce42" table:formula="of:=[.A39]*[.A21]" office:value-type="float" office:value="208008">
            <text:p>208008</text:p>
          </table:table-cell>
          <table:table-cell table:style-name="ce42" table:formula="of:=[.B39]*[.B21]" office:value-type="float" office:value="234875.0349">
            <text:p>234875,03</text:p>
          </table:table-cell>
          <table:table-cell table:style-name="ce42" table:formula="of:=[.C39]*[.C21]" office:value-type="float" office:value="1510594.33455">
            <text:p>1510594,33</text:p>
          </table:table-cell>
          <table:table-cell table:style-name="ce42" table:formula="of:=[.D39]*[.D21]" office:value-type="float" office:value="32251813.16">
            <text:p>32251813,16</text:p>
          </table:table-cell>
          <table:table-cell table:style-name="ce42" table:formula="of:=[.E39]*[.E21]" office:value-type="float" office:value="4834860.63895311">
            <text:p>4834860,64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9110086005246">
            <text:p><text:s/>1,9110 <text:s text:c="3"/></text:p>
          </table:table-cell>
          <table:table-cell table:style-name="ce34" office:value-type="float" office:value="1.13703275614181">
            <text:p><text:s/>1,1370 <text:s text:c="3"/></text:p>
          </table:table-cell>
          <table:table-cell table:style-name="Default"/>
          <table:table-cell table:style-name="ce42" table:formula="of:=[.A40]*[.A22]" office:value-type="float" office:value="186903.6">
            <text:p>186903,6</text:p>
          </table:table-cell>
          <table:table-cell table:style-name="ce42" table:formula="of:=[.B40]*[.B22]" office:value-type="float" office:value="0">
            <text:p>0</text:p>
          </table:table-cell>
          <table:table-cell table:style-name="ce42" table:formula="of:=[.C40]*[.C22]" office:value-type="float" office:value="2238334.3563">
            <text:p>2238334,36</text:p>
          </table:table-cell>
          <table:table-cell table:style-name="ce42" table:formula="of:=[.D40]*[.D22]" office:value-type="float" office:value="31185558.06">
            <text:p>31185558,06</text:p>
          </table:table-cell>
          <table:table-cell table:style-name="ce42" table:formula="of:=[.E40]*[.E22]" office:value-type="float" office:value="4979131.82876174">
            <text:p>4979131,83</text:p>
          </table:table-cell>
          <table:table-cell table:number-columns-repeated="1013"/>
        </table:table-row>
        <table:table-row table:style-name="ro1">
          <table:table-cell table:style-name="ce13" office:value-type="float" office:value="0.6">
            <text:p><text:s/>0,6000 <text:s text:c="3"/></text:p>
          </table:table-cell>
          <table:table-cell table:style-name="ce26" office:value-type="float" office:value="1.3953">
            <text:p><text:s/>1,3953 <text:s text:c="3"/></text:p>
          </table:table-cell>
          <table:table-cell table:style-name="ce26" office:value-type="float" office:value="1.0605">
            <text:p><text:s/>1,0605 <text:s text:c="3"/></text:p>
          </table:table-cell>
          <table:table-cell table:style-name="ce26" office:value-type="float" office:value="1.89633605230673">
            <text:p><text:s/>1,8963 <text:s text:c="3"/></text:p>
          </table:table-cell>
          <table:table-cell table:style-name="ce34" office:value-type="float" office:value="1.13581267087114">
            <text:p><text:s/>1,1358 <text:s text:c="3"/></text:p>
          </table:table-cell>
          <table:table-cell table:style-name="Default"/>
          <table:table-cell table:style-name="ce42" table:formula="of:=[.A41]*[.A23]" office:value-type="float" office:value="171615">
            <text:p>171615</text:p>
          </table:table-cell>
          <table:table-cell table:style-name="ce42" table:formula="of:=[.B41]*[.B23]" office:value-type="float" office:value="0">
            <text:p>0</text:p>
          </table:table-cell>
          <table:table-cell table:style-name="ce42" table:formula="of:=[.C41]*[.C23]" office:value-type="float" office:value="2051366.0853">
            <text:p>2051366,09</text:p>
          </table:table-cell>
          <table:table-cell table:style-name="ce42" table:formula="of:=[.D41]*[.D23]" office:value-type="float" office:value="29879918.25">
            <text:p>29879918,25</text:p>
          </table:table-cell>
          <table:table-cell table:style-name="ce42" table:formula="of:=[.E41]*[.E23]" office:value-type="float" office:value="5162455.77558073">
            <text:p>5162455,78</text:p>
          </table:table-cell>
          <table:table-cell table:number-columns-repeated="1013"/>
        </table:table-row>
        <table:table-row table:style-name="ro5">
          <table:table-cell table:style-name="ce14" office:value-type="string" table:number-columns-spanned="7" table:number-rows-spanned="1">
            <text:p>INGRESOS BRUTOS DE GAS NATURAL GESTION 200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7"/>
        </table:table-row>
        <table:table-row table:style-name="ro5">
          <table:table-cell table:style-name="ce3" table:number-columns-repeated="7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15" office:value-type="string" table:number-columns-spanned="1" table:number-rows-spanned="2">
            <text:p>DESTINO</text:p>
          </table:table-cell>
          <table:table-cell table:style-name="ce4" office:value-type="string">
            <text:p>ARGENTINA</text:p>
          </table:table-cell>
          <table:table-cell table:style-name="ce20" office:value-type="string">
            <text:p>BG COMGAS</text:p>
          </table:table-cell>
          <table:table-cell table:style-name="ce20" office:value-type="string">
            <text:p>CUIABA</text:p>
          </table:table-cell>
          <table:table-cell table:style-name="ce20" office:value-type="string">
            <text:p>GSA</text:p>
          </table:table-cell>
          <table:table-cell table:style-name="ce28" office:value-type="string">
            <text:p>MERCADO </text:p>
            <text:p>INTERNO</text:p>
          </table:table-cell>
          <table:table-cell table:style-name="ce35" office:value-type="string">
            <text:p>TOTAL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5" office:value-type="string" table:number-columns-spanned="6" table:number-rows-spanned="1">
            <text:p>(EN $US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7"/>
        </table:table-row>
        <table:table-row table:style-name="ro1">
          <table:table-cell table:style-name="ce16" office:value-type="string">
            <text:p>ENERO</text:p>
          </table:table-cell>
          <table:table-cell table:style-name="ce6" table:formula="of:=+[.A7]*[.A34]" office:value-type="float" office:value="190046.4">
            <text:p><text:s/>190.046,40 <text:s text:c="3"/></text:p>
          </table:table-cell>
          <table:table-cell table:style-name="ce21" table:formula="of:=+[.B7]*[.B34]" office:value-type="float" office:value="472042.3552996">
            <text:p><text:s/>472.042,36 <text:s text:c="3"/></text:p>
          </table:table-cell>
          <table:table-cell table:style-name="ce21" table:formula="of:=+[.C7]*[.C34]" office:value-type="float" office:value="1361887.20675">
            <text:p><text:s/>1.361.887,21 <text:s text:c="3"/></text:p>
          </table:table-cell>
          <table:table-cell table:style-name="ce21" table:formula="of:=+[.D7]*[.D34]" office:value-type="float" office:value="22810002.88">
            <text:p><text:s/>22.810.002,88 <text:s text:c="3"/></text:p>
          </table:table-cell>
          <table:table-cell table:style-name="ce29" table:formula="of:=+[.E7]*[.E34]" office:value-type="float" office:value="5335362.66640132">
            <text:p><text:s/>5.335.362,67 <text:s text:c="3"/></text:p>
          </table:table-cell>
          <table:table-cell table:style-name="ce36" table:formula="of:=[.B47]+[.C47]+[.D47]+[.E47]+[.F47]" office:value-type="float" office:value="30169341.5084509">
            <text:p><text:s/>30.169.341,5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MARZO</text:p>
          </table:table-cell>
          <table:table-cell office:value-type="float" office:value="372438">
            <text:p><text:s/>372.438,00 <text:s text:c="3"/></text:p>
          </table:table-cell>
          <table:table-cell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office:value-type="float" office:value="2827812.61">
            <text:p><text:s/>2.827.812,61 <text:s text:c="3"/></text:p>
          </table:table-cell>
          <table:table-cell table:style-name="ce37" table:formula="of:=+[.B48]+[.C48]+[.D48]+[.E48]+[.F48]" office:value-type="float" office:value="17844017.91">
            <text:p><text:s/>17.844.017,9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style-name="ce37" table:formula="of:=+[.B49]+[.C49]+[.D49]+[.E49]+[.F49]" office:value-type="float" office:value="18497108.89">
            <text:p><text:s/>18.497.108,89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style-name="ce37" table:formula="of:=+[.B50]+[.C50]+[.D50]+[.E50]+[.F50]" office:value-type="float" office:value="20173123.93">
            <text:p><text:s/>20.173.123,93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style-name="ce37" table:formula="of:=+[.B51]+[.C51]+[.D51]+[.E51]+[.F51]" office:value-type="float" office:value="22288544.257">
            <text:p><text:s/>22.288.544,26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JULIO</text:p>
          </table:table-cell>
          <table:table-cell office:value-type="float" office:value="311506">
            <text:p><text:s/>311.506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office:value-type="float" office:value="4379057.509">
            <text:p><text:s/>4.379.057,51 <text:s text:c="3"/></text:p>
          </table:table-cell>
          <table:table-cell table:style-name="ce37" table:formula="of:=+[.B52]+[.C52]+[.D52]+[.E52]+[.F52]" office:value-type="float" office:value="23120104.009">
            <text:p><text:s/>23.120.104,0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AGOSTO</text:p>
          </table:table-cell>
          <table:table-cell table:style-name="ce27" office:value-type="float" office:value="286025">
            <text:p><text:s/>286.025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934338.6">
            <text:p><text:s/>1.934.338,60 <text:s text:c="3"/></text:p>
          </table:table-cell>
          <table:table-cell office:value-type="float" office:value="15756657.8">
            <text:p><text:s/>15.756.657,80 <text:s text:c="3"/></text:p>
          </table:table-cell>
          <table:table-cell office:value-type="float" office:value="4545164.804">
            <text:p><text:s/>4.545.164,80 <text:s text:c="3"/></text:p>
          </table:table-cell>
          <table:table-cell table:style-name="ce37" table:formula="of:=+[.B53]+[.C53]+[.D53]+[.E53]+[.F53]" office:value-type="float" office:value="22522186.204">
            <text:p><text:s/>22.522.186,20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SEPTIEMBRE</text:p>
          </table:table-cell>
          <table:table-cell office:value-type="float" office:value="255861">
            <text:p><text:s/>255.861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114214.3">
            <text:p><text:s/>1.114.214,30 <text:s text:c="3"/></text:p>
          </table:table-cell>
          <table:table-cell office:value-type="float" office:value="15557257.7">
            <text:p><text:s/>15.557.257,70 <text:s text:c="3"/></text:p>
          </table:table-cell>
          <table:table-cell office:value-type="float" office:value="4477525.476">
            <text:p><text:s/>4.477.525,48 <text:s text:c="3"/></text:p>
          </table:table-cell>
          <table:table-cell table:style-name="ce37" table:formula="of:=+[.B54]+[.C54]+[.D54]+[.E54]+[.F54]" office:value-type="float" office:value="21404858.476">
            <text:p><text:s/>21.404.858,48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OCTUBRE</text:p>
          </table:table-cell>
          <table:table-cell office:value-type="float" office:value="191153">
            <text:p><text:s/>191.153,00 <text:s text:c="3"/></text:p>
          </table:table-cell>
          <table:table-cell office:value-type="float" office:value="729884.7">
            <text:p><text:s/>729.884,70 <text:s text:c="3"/></text:p>
          </table:table-cell>
          <table:table-cell office:value-type="float" office:value="1927491.1">
            <text:p><text:s/>1.927.491,10 <text:s text:c="3"/></text:p>
          </table:table-cell>
          <table:table-cell office:value-type="float" office:value="17985686.4">
            <text:p><text:s/>17.985.686,40 <text:s text:c="3"/></text:p>
          </table:table-cell>
          <table:table-cell office:value-type="float" office:value="4422574.108">
            <text:p><text:s/>4.422.574,11 <text:s text:c="3"/></text:p>
          </table:table-cell>
          <table:table-cell table:style-name="ce37" table:formula="of:=+[.B55]+[.C55]+[.D55]+[.E55]+[.F55]" office:value-type="float" office:value="25256789.308">
            <text:p><text:s/>25.256.789,3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NOVIEMBRE</text:p>
          </table:table-cell>
          <table:table-cell office:value-type="float" office:value="136804">
            <text:p><text:s/>136.804,00 <text:s text:c="3"/></text:p>
          </table:table-cell>
          <table:table-cell office:value-type="float" office:value="394162.1">
            <text:p><text:s/>394.162,10 <text:s text:c="3"/></text:p>
          </table:table-cell>
          <table:table-cell office:value-type="float" office:value="2480697.6">
            <text:p><text:s/>2.480.697,60 <text:s text:c="3"/></text:p>
          </table:table-cell>
          <table:table-cell office:value-type="float" office:value="18821569.4">
            <text:p><text:s/>18.821.569,40 <text:s text:c="3"/></text:p>
          </table:table-cell>
          <table:table-cell office:value-type="float" office:value="4608171.831">
            <text:p><text:s/>4.608.171,83 <text:s text:c="3"/></text:p>
          </table:table-cell>
          <table:table-cell table:style-name="ce37" table:formula="of:=+[.B56]+[.C56]+[.D56]+[.E56]+[.F56]" office:value-type="float" office:value="26441404.931">
            <text:p><text:s/>26.441.404,93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MARZO</text:p>
          </table:table-cell>
          <table:table-cell office:value-type="float" office:value="372438">
            <text:p><text:s/>372.438,00 <text:s text:c="3"/></text:p>
          </table:table-cell>
          <table:table-cell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office:value-type="float" office:value="2827812.61">
            <text:p><text:s/>2.827.812,61 <text:s text:c="3"/></text:p>
          </table:table-cell>
          <table:table-cell table:style-name="ce37" table:formula="of:=+[.B57]+[.C57]+[.D57]+[.E57]+[.F57]" office:value-type="float" office:value="17844017.91">
            <text:p><text:s/>17.844.017,9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style-name="ce37" table:formula="of:=+[.B58]+[.C58]+[.D58]+[.E58]+[.F58]" office:value-type="float" office:value="18497108.89">
            <text:p><text:s/>18.497.108,89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style-name="ce37" table:formula="of:=+[.B59]+[.C59]+[.D59]+[.E59]+[.F59]" office:value-type="float" office:value="20173123.93">
            <text:p><text:s/>20.173.123,93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style-name="ce37" table:formula="of:=+[.B60]+[.C60]+[.D60]+[.E60]+[.F60]" office:value-type="float" office:value="22288544.257">
            <text:p><text:s/>22.288.544,26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ABRIL</text:p>
          </table:table-cell>
          <table:table-cell table:formula="of:=+[.A19]*[.A37]" office:value-type="float" office:value="215324.4">
            <text:p><text:s/>215.324,40 <text:s text:c="3"/></text:p>
          </table:table-cell>
          <table:table-cell table:formula="of:=+[.B19]*[.B37]" office:value-type="float" office:value="12800.4822">
            <text:p><text:s/>12.800,48 <text:s text:c="3"/></text:p>
          </table:table-cell>
          <table:table-cell table:formula="of:=+[.C19]*[.C37]" office:value-type="float" office:value="92630.75115">
            <text:p><text:s/>92.630,75 <text:s text:c="3"/></text:p>
          </table:table-cell>
          <table:table-cell table:formula="of:=+[.D19]*[.D37]" office:value-type="float" office:value="28944663.7">
            <text:p><text:s/>28.944.663,70 <text:s text:c="3"/></text:p>
          </table:table-cell>
          <table:table-cell table:formula="of:=+[.E19]*[.E37]" office:value-type="float" office:value="3518598.95083437">
            <text:p><text:s/>3.518.598,95 <text:s text:c="3"/></text:p>
          </table:table-cell>
          <table:table-cell table:style-name="ce36" table:formula="of:=[.B61]+[.C61]+[.D61]+[.E61]+[.F61]" office:value-type="float" office:value="32784018.2841844">
            <text:p><text:s/>32.784.018,28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MAYO</text:p>
          </table:table-cell>
          <table:table-cell table:formula="of:=+[.A20]*[.A38]" office:value-type="float" office:value="219712.8">
            <text:p><text:s/>219.712,80 <text:s text:c="3"/></text:p>
          </table:table-cell>
          <table:table-cell table:formula="of:=+[.B20]*[.B38]" office:value-type="float" office:value="2879.75967">
            <text:p><text:s/>2.879,76 <text:s text:c="3"/></text:p>
          </table:table-cell>
          <table:table-cell table:formula="of:=+[.C20]*[.C38]" office:value-type="float" office:value="551861.0811">
            <text:p><text:s/>551.861,08 <text:s text:c="3"/></text:p>
          </table:table-cell>
          <table:table-cell table:formula="of:=+[.D20]*[.D38]" office:value-type="float" office:value="29605119.97">
            <text:p><text:s/>29.605.119,97 <text:s text:c="3"/></text:p>
          </table:table-cell>
          <table:table-cell table:formula="of:=+[.E20]*[.E38]" office:value-type="float" office:value="4786475.52194017">
            <text:p><text:s/>4.786.475,52 <text:s text:c="3"/></text:p>
          </table:table-cell>
          <table:table-cell table:style-name="ce36" table:formula="of:=[.B62]+[.C62]+[.D62]+[.E62]+[.F62]" office:value-type="float" office:value="35166049.1327102">
            <text:p><text:s/>35.166.049,13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JUNIO</text:p>
          </table:table-cell>
          <table:table-cell table:formula="of:=+[.A21]*[.A39]" office:value-type="float" office:value="208008">
            <text:p><text:s/>208.008,00 <text:s text:c="3"/></text:p>
          </table:table-cell>
          <table:table-cell table:formula="of:=+[.B21]*[.B39]" office:value-type="float" office:value="234875.0349">
            <text:p><text:s/>234.875,03 <text:s text:c="3"/></text:p>
          </table:table-cell>
          <table:table-cell table:formula="of:=+[.C21]*[.C39]" office:value-type="float" office:value="1510594.33455">
            <text:p><text:s/>1.510.594,33 <text:s text:c="3"/></text:p>
          </table:table-cell>
          <table:table-cell table:formula="of:=+[.D21]*[.D39]" office:value-type="float" office:value="32251813.16">
            <text:p><text:s/>32.251.813,16 <text:s text:c="3"/></text:p>
          </table:table-cell>
          <table:table-cell table:formula="of:=+[.E21]*[.E39]" office:value-type="float" office:value="4834860.63895311">
            <text:p><text:s/>4.834.860,64 <text:s text:c="3"/></text:p>
          </table:table-cell>
          <table:table-cell table:style-name="ce36" table:formula="of:=[.B63]+[.C63]+[.D63]+[.E63]+[.F63]" office:value-type="float" office:value="39040151.1684031">
            <text:p><text:s/>39.040.151,17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JULIO</text:p>
          </table:table-cell>
          <table:table-cell table:formula="of:=+[.A22]*[.A40]" office:value-type="float" office:value="186903.6">
            <text:p><text:s/>186.903,60 <text:s text:c="3"/></text:p>
          </table:table-cell>
          <table:table-cell table:formula="of:=+[.B22]*[.B40]" office:value-type="float" office:value="0">
            <text:p><text:s/>- <text:s text:c="5"/></text:p>
          </table:table-cell>
          <table:table-cell table:formula="of:=+[.C22]*[.C40]" office:value-type="float" office:value="2238334.3563">
            <text:p><text:s/>2.238.334,36 <text:s text:c="3"/></text:p>
          </table:table-cell>
          <table:table-cell table:formula="of:=+[.D22]*[.D40]" office:value-type="float" office:value="31185558.06">
            <text:p><text:s/>31.185.558,06 <text:s text:c="3"/></text:p>
          </table:table-cell>
          <table:table-cell table:formula="of:=+[.E22]*[.E40]" office:value-type="float" office:value="4979131.82876174">
            <text:p><text:s/>4.979.131,83 <text:s text:c="3"/></text:p>
          </table:table-cell>
          <table:table-cell table:style-name="ce36" table:formula="of:=[.B64]+[.C64]+[.D64]+[.E64]+[.F64]" office:value-type="float" office:value="38589927.8450617">
            <text:p><text:s/>38.589.927,85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AGOSTO</text:p>
          </table:table-cell>
          <table:table-cell table:formula="of:=+[.A23]*[.A41]" office:value-type="float" office:value="171615">
            <text:p><text:s/>171.615,00 <text:s text:c="3"/></text:p>
          </table:table-cell>
          <table:table-cell table:formula="of:=+[.B23]*[.B41]" office:value-type="float" office:value="0">
            <text:p><text:s/>- <text:s text:c="5"/></text:p>
          </table:table-cell>
          <table:table-cell table:formula="of:=+[.C23]*[.C41]" office:value-type="float" office:value="2051366.0853">
            <text:p><text:s/>2.051.366,09 <text:s text:c="3"/></text:p>
          </table:table-cell>
          <table:table-cell table:formula="of:=+[.D23]*[.D41]" office:value-type="float" office:value="29879918.25">
            <text:p><text:s/>29.879.918,25 <text:s text:c="3"/></text:p>
          </table:table-cell>
          <table:table-cell table:formula="of:=+[.E23]*[.E41]" office:value-type="float" office:value="5162455.77558073">
            <text:p><text:s/>5.162.455,78 <text:s text:c="3"/></text:p>
          </table:table-cell>
          <table:table-cell table:style-name="ce36" table:formula="of:=[.B65]+[.C65]+[.D65]+[.E65]+[.F65]" office:value-type="float" office:value="37265355.1108807">
            <text:p><text:s/>37.265.355,11 <text:s text:c="3"/></text:p>
          </table:table-cell>
          <table:table-cell table:number-columns-repeated="1017"/>
        </table:table-row>
        <table:table-row table:style-name="ro1">
          <table:table-cell office:value-type="string">
            <text:p>SEPTIEMBRE</text:p>
          </table:table-cell>
          <table:table-cell table:formula="of:=+[.A24]*[.A#REF!]" office:value-type="float" office:value="0">
            <text:p>#REF!</text:p>
          </table:table-cell>
          <table:table-cell table:formula="of:=+[.B24]*[.B#REF!]" office:value-type="float" office:value="0">
            <text:p>#REF!</text:p>
          </table:table-cell>
          <table:table-cell table:formula="of:=+[.C24]*[.C#REF!]" office:value-type="float" office:value="0">
            <text:p>#REF!</text:p>
          </table:table-cell>
          <table:table-cell table:formula="of:=+[.D24]*[.D#REF!]" office:value-type="float" office:value="0">
            <text:p>#REF!</text:p>
          </table:table-cell>
          <table:table-cell table:formula="of:=+[.E24]*[.E#REF!]" office:value-type="float" office:value="0">
            <text:p>#REF!</text:p>
          </table:table-cell>
          <table:table-cell table:style-name="ce36" table:formula="of:=[.B66]+[.C66]+[.D66]+[.E66]+[.F66]" office:value-type="float" office:value="0">
            <text:p>#REF!</text:p>
          </table:table-cell>
          <table:table-cell table:number-columns-repeated="1017"/>
        </table:table-row>
        <table:table-row table:style-name="ro1">
          <table:table-cell office:value-type="string">
            <text:p>OCTUBRE</text:p>
          </table:table-cell>
          <table:table-cell table:formula="of:=+[.A25]*[.A#REF!]" office:value-type="float" office:value="0">
            <text:p>#REF!</text:p>
          </table:table-cell>
          <table:table-cell table:formula="of:=+[.B25]*[.B#REF!]" office:value-type="float" office:value="0">
            <text:p>#REF!</text:p>
          </table:table-cell>
          <table:table-cell table:formula="of:=+[.C25]*[.C#REF!]" office:value-type="float" office:value="0">
            <text:p>#REF!</text:p>
          </table:table-cell>
          <table:table-cell table:formula="of:=+[.D25]*[.D#REF!]" office:value-type="float" office:value="0">
            <text:p>#REF!</text:p>
          </table:table-cell>
          <table:table-cell table:formula="of:=+[.E25]*[.E#REF!]" office:value-type="float" office:value="0">
            <text:p>#REF!</text:p>
          </table:table-cell>
          <table:table-cell table:style-name="ce36" table:formula="of:=[.B67]+[.C67]+[.D67]+[.E67]+[.F67]" office:value-type="float" office:value="0">
            <text:p>#REF!</text:p>
          </table:table-cell>
          <table:table-cell table:number-columns-repeated="1017"/>
        </table:table-row>
        <table:table-row table:style-name="ro1">
          <table:table-cell office:value-type="string">
            <text:p>NOVIEMBRE</text:p>
          </table:table-cell>
          <table:table-cell table:formula="of:=+[.A26]*[.A#REF!]" office:value-type="float" office:value="0">
            <text:p>#REF!</text:p>
          </table:table-cell>
          <table:table-cell table:formula="of:=+[.B26]*[.B#REF!]" office:value-type="float" office:value="0">
            <text:p>#REF!</text:p>
          </table:table-cell>
          <table:table-cell table:formula="of:=+[.C26]*[.C#REF!]" office:value-type="float" office:value="0">
            <text:p>#REF!</text:p>
          </table:table-cell>
          <table:table-cell table:formula="of:=+[.D26]*[.D#REF!]" office:value-type="float" office:value="0">
            <text:p>#REF!</text:p>
          </table:table-cell>
          <table:table-cell table:formula="of:=+[.E26]*[.E#REF!]" office:value-type="float" office:value="0">
            <text:p>#REF!</text:p>
          </table:table-cell>
          <table:table-cell table:style-name="ce36" table:formula="of:=[.B68]+[.C68]+[.D68]+[.E68]+[.F68]" office:value-type="float" office:value="0">
            <text:p>#REF!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ICIEMBRE</text:p>
          </table:table-cell>
          <table:table-cell table:style-name="ce8" table:formula="of:=+[.A27]*[.A#REF!]" office:value-type="float" office:value="0">
            <text:p>#REF!</text:p>
          </table:table-cell>
          <table:table-cell table:style-name="ce23" table:formula="of:=+[.B27]*[.B#REF!]" office:value-type="float" office:value="0">
            <text:p>#REF!</text:p>
          </table:table-cell>
          <table:table-cell table:style-name="ce23" table:formula="of:=+[.C27]*[.C#REF!]" office:value-type="float" office:value="0">
            <text:p>#REF!</text:p>
          </table:table-cell>
          <table:table-cell table:style-name="ce23" table:formula="of:=+[.D27]*[.D#REF!]" office:value-type="float" office:value="0">
            <text:p>#REF!</text:p>
          </table:table-cell>
          <table:table-cell table:style-name="ce31" table:formula="of:=+[.E27]*[.E#REF!]" office:value-type="float" office:value="0">
            <text:p>#REF!</text:p>
          </table:table-cell>
          <table:table-cell table:style-name="ce36" table:formula="of:=[.B69]+[.C69]+[.D69]+[.E69]+[.F69]" office:value-type="float" office:value="0">
            <text:p>#REF!</text:p>
          </table:table-cell>
          <table:table-cell table:number-columns-repeated="1017"/>
        </table:table-row>
        <table:table-row table:style-name="ro1">
          <table:table-cell table:style-name="ce19" office:value-type="string">
            <text:p>TOTAL</text:p>
          </table:table-cell>
          <table:table-cell table:style-name="ce9" table:formula="of:=SUM([.B47:.B69])" office:value-type="float" office:value="0">
            <text:p>#REF!</text:p>
          </table:table-cell>
          <table:table-cell table:style-name="ce24" table:formula="of:=SUM([.C47:.C69])" office:value-type="float" office:value="0">
            <text:p>#REF!</text:p>
          </table:table-cell>
          <table:table-cell table:style-name="ce24" table:formula="of:=SUM([.D47:.D69])" office:value-type="float" office:value="0">
            <text:p>#REF!</text:p>
          </table:table-cell>
          <table:table-cell table:style-name="ce24" table:formula="of:=SUM([.E47:.E69])" office:value-type="float" office:value="0">
            <text:p>#REF!</text:p>
          </table:table-cell>
          <table:table-cell table:style-name="ce32" table:formula="of:=AVERAGE([.F47:.F69])" office:value-type="float" office:value="0">
            <text:p>#REF!</text:p>
          </table:table-cell>
          <table:table-cell table:style-name="ce32" table:formula="of:=[.B70]+[.C70]+[.D70]+[.E70]+[.F70]" office:value-type="float" office:value="0">
            <text:p>#REF!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 </number:text>
      <number:number number:decimal-places="4" number:min-integer-digits="1" number:grouping="true"/>
      <number:text>    </number:text>
    </number:number-style>
    <number:number-style style:name="N113P1" style:volatile="true">
      <number:text>-</number:text>
      <number:number number:decimal-places="4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2:2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2:22:08</dc:date>
    <meta:editing-cycles>5</meta:editing-cycles>
    <meta:editing-duration>PT01H07M41S</meta:editing-duration>
    <meta:generator>OpenOffice.org/3.1$Linux OpenOffice.org_project/310m19$Build-9420</meta:generator>
    <meta:document-statistic meta:table-count="1" meta:cell-count="408" meta:object-count="0"/>
  </office:meta>
</office:document-meta>
</file>